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579b"/>
    </style:style>
    <style:style style:name="P2" style:family="paragraph" style:parent-style-name="Standard">
      <style:text-properties fo:color="#3333ff" officeooo:rsid="0018579b" officeooo:paragraph-rsid="0018579b"/>
    </style:style>
    <style:style style:name="P3" style:family="paragraph" style:parent-style-name="Standard">
      <style:text-properties officeooo:rsid="001cea5a" officeooo:paragraph-rsid="001cea5a"/>
    </style:style>
    <style:style style:name="P4" style:family="paragraph" style:parent-style-name="Standard">
      <style:text-properties officeooo:rsid="001d5494" officeooo:paragraph-rsid="001d5494"/>
    </style:style>
    <style:style style:name="P5" style:family="paragraph" style:parent-style-name="Standard">
      <style:text-properties officeooo:rsid="001fa2f6" officeooo:paragraph-rsid="001fa2f6"/>
    </style:style>
    <style:style style:name="P6" style:family="paragraph" style:parent-style-name="Standard">
      <style:text-properties officeooo:rsid="0020f1a0" officeooo:paragraph-rsid="0020f1a0"/>
    </style:style>
    <style:style style:name="P7" style:family="paragraph" style:parent-style-name="Standard">
      <style:text-properties officeooo:rsid="00227e5b" officeooo:paragraph-rsid="00227e5b"/>
    </style:style>
    <style:style style:name="P8" style:family="paragraph" style:parent-style-name="Text_20_body">
      <style:text-properties officeooo:paragraph-rsid="0018579b"/>
    </style:style>
    <style:style style:name="P9" style:family="paragraph" style:parent-style-name="Text_20_body">
      <style:paragraph-properties fo:margin-top="0cm" fo:margin-bottom="0.499cm" loext:contextual-spacing="false"/>
    </style:style>
    <style:style style:name="P10" style:family="paragraph" style:parent-style-name="List_20_Heading">
      <style:text-properties officeooo:paragraph-rsid="0018579b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f2cdf"/>
    </style:style>
    <style:style style:name="T3" style:family="text">
      <style:text-properties fo:font-size="12pt"/>
    </style:style>
    <style:style style:name="T4" style:family="text">
      <style:text-properties style:font-name="monospace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Affichez à chaque coup de l’ordinateur, le nombre de simulations réalisées pour calculer ce coup et une estimation de la probabilité de victoire pour l’ordinateur.</text:span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>2. Testez différentes limites de temps pour l’ordinateur et comparez les résultats obtenus. A partir de quel temps de calcul l’ordinateur vous bat à tous les coups ?</text:span></text:p>
      <text:p text:style-name="P3"><text:span text:style-name="T1"/></text:p>
      <text:p text:style-name="P3"><text:span text:style-name="T1">=&gt; TEST TODO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. Implémentez l’amélioration des simulations consistant à toujours choisir un coup gagnant lorsque cela est possible. Comparez la qualité de jeu de cette nouvelle version avec la précédente et expliquez à quoi cela est dû</text:span></text:p>
      <text:p text:style-name="P1"><text:span text:style-name="T1"/></text:p>
      <text:p text:style-name="P3"><text:span text:style-name="T1">=&gt; Cela est dû au fait qu’on réduit la profondeur de l’arbre de 1 et donc on réduit la probabilité de 1/7 à 1 sur un nœud qui à 7 fils. Donc finalement </text:span></text:p>
      <text:p text:style-name="P4"><text:span text:style-name="T1">élagage de OUF </text:span><text:span text:style-name="T2">=&gt; a profondeur 6 on élague un arbre avec au maximum 6*6 noeuds</text:span></text:p>
      <text:p text:style-name="P1"><text:span text:style-name="T1"/></text:p>
      <text:p text:style-name="P1"><text:span text:style-name="T1">4. Si vous travaillez en C, quelle est l’utilité ici de compiler avec </text:span><text:span text:style-name="T4">gcc -O3 </text:span><text:span text:style-name="T1">plutôt qu’avec les options par défaut ? Donnez des exemples illustratifs.</text:span></text:p>
      <text:p text:style-name="P1"><text:span text:style-name="T1"/></text:p>
      <text:p text:style-name="P10"><text:span text:style-name="Source_20_Text"><text:span text:style-name="T3">-O3</text:span></text:span><text:span text:style-name="T1"> </text:span></text:p>
      <text:p text:style-name="Text_20_body"><text:bookmark text:name="index-O3"/>Optimize yet more. <text:span text:style-name="Example">-O3</text:span> turns on all optimizations specified by <text:span text:style-name="Example">-O2</text:span> and also turns on the following optimization flags: </text:p>
      <text:p text:style-name="Preformatted_20_Text">-fgcse-after-reload </text:p>
      <text:p text:style-name="Preformatted_20_Text">-fipa-cp-clone</text:p>
      <text:p text:style-name="Preformatted_20_Text">-floop-interchange </text:p>
      <text:p text:style-name="Preformatted_20_Text">-floop-unroll-and-jam </text:p>
      <text:p text:style-name="Preformatted_20_Text">-fpeel-loops </text:p>
      <text:p text:style-name="Preformatted_20_Text">-fpredictive-commoning </text:p>
      <text:p text:style-name="Preformatted_20_Text">-fsplit-paths </text:p>
      <text:p text:style-name="Preformatted_20_Text">-ftree-loop-distribute-patterns </text:p>
      <text:p text:style-name="Preformatted_20_Text">-ftree-loop-distribution </text:p>
      <text:p text:style-name="Preformatted_20_Text">-ftree-loop-vectorize </text:p>
      <text:p text:style-name="Preformatted_20_Text">-ftree-partial-pre </text:p>
      <text:p text:style-name="Preformatted_20_Text">-ftree-slp-vectorize </text:p>
      <text:p text:style-name="Preformatted_20_Text">-funswitch-loops </text:p>
      <text:p text:style-name="Preformatted_20_Text">-fvect-cost-model </text:p>
      <text:p text:style-name="P11">-fversion-loops-for-strides</text:p>
      <text:p text:style-name="P8"><text:span text:style-name="Example"><text:span text:style-name="T3">-O2</text:span></text:span><text:span text:style-name="T1"> turns on all optimization flags specified by </text:span><text:span text:style-name="Example"><text:span text:style-name="T3">-O</text:span></text:span><text:span text:style-name="T1">. It also turns on the following optimization flags: </text:span></text:p>
      <text:p text:style-name="Preformatted_20_Text">-falign-functions <text:s/>-falign-jumps </text:p>
      <text:p text:style-name="Preformatted_20_Text">-falign-labels <text:s/>-falign-loops </text:p>
      <text:p text:style-name="Preformatted_20_Text">-fcaller-saves </text:p>
      <text:p text:style-name="Preformatted_20_Text">-fcode-hoisting </text:p>
      <text:p text:style-name="Preformatted_20_Text">-fcrossjumping </text:p>
      <text:p text:style-name="Preformatted_20_Text">-fcse-follow-jumps <text:s/>-fcse-skip-blocks </text:p>
      <text:p text:style-name="Preformatted_20_Text">-fdelete-null-pointer-checks </text:p>
      <text:p text:style-name="Preformatted_20_Text"><text:soft-page-break/>-fdevirtualize <text:s/>-fdevirtualize-speculatively </text:p>
      <text:p text:style-name="Preformatted_20_Text">-fexpensive-optimizations </text:p>
      <text:p text:style-name="Preformatted_20_Text">-ffinite-loops </text:p>
      <text:p text:style-name="Preformatted_20_Text">-fgcse <text:s/>-fgcse-lm <text:s/></text:p>
      <text:p text:style-name="Preformatted_20_Text">-fhoist-adjacent-loads </text:p>
      <text:p text:style-name="Preformatted_20_Text">-finline-functions </text:p>
      <text:p text:style-name="Preformatted_20_Text">-finline-small-functions </text:p>
      <text:p text:style-name="Preformatted_20_Text">-findirect-inlining </text:p>
      <text:p text:style-name="Preformatted_20_Text">-fipa-bit-cp <text:s/>-fipa-cp <text:s/>-fipa-icf </text:p>
      <text:p text:style-name="Preformatted_20_Text">-fipa-ra <text:s/>-fipa-sra <text:s/>-fipa-vrp </text:p>
      <text:p text:style-name="Preformatted_20_Text">-fisolate-erroneous-paths-dereference </text:p>
      <text:p text:style-name="Preformatted_20_Text">-flra-remat </text:p>
      <text:p text:style-name="Preformatted_20_Text">-foptimize-sibling-calls </text:p>
      <text:p text:style-name="Preformatted_20_Text">-foptimize-strlen </text:p>
      <text:p text:style-name="Preformatted_20_Text">-fpartial-inlining </text:p>
      <text:p text:style-name="Preformatted_20_Text">-fpeephole2 </text:p>
      <text:p text:style-name="Preformatted_20_Text">-freorder-blocks-algorithm=stc </text:p>
      <text:p text:style-name="Preformatted_20_Text">-freorder-blocks-and-partition <text:s/>-freorder-functions </text:p>
      <text:p text:style-name="Preformatted_20_Text">-frerun-cse-after-loop <text:s/></text:p>
      <text:p text:style-name="Preformatted_20_Text">-fschedule-insns <text:s/>-fschedule-insns2 </text:p>
      <text:p text:style-name="Preformatted_20_Text">-fsched-interblock <text:s/>-fsched-spec </text:p>
      <text:p text:style-name="Preformatted_20_Text">-fstore-merging </text:p>
      <text:p text:style-name="Preformatted_20_Text">-fstrict-aliasing </text:p>
      <text:p text:style-name="Preformatted_20_Text">-fthread-jumps </text:p>
      <text:p text:style-name="Preformatted_20_Text">-ftree-builtin-call-dce </text:p>
      <text:p text:style-name="Preformatted_20_Text">-ftree-pre </text:p>
      <text:p text:style-name="Preformatted_20_Text">-ftree-switch-conversion <text:s/>-ftree-tail-merge </text:p>
      <text:p text:style-name="P11">-ftree-vrp</text:p>
      <text:p text:style-name="P11"/>
      <text:p text:style-name="P9">With <text:span text:style-name="Example">-O</text:span>, the compiler tries to reduce code size and execution time, without performing any optimizations that take a great deal of compilation time. </text:p>
      <text:p text:style-name="Text_20_body"><text:span text:style-name="Example">-O</text:span> turns on the following optimization flags: </text:p>
      <text:p text:style-name="Preformatted_20_Text">-fauto-inc-dec </text:p>
      <text:p text:style-name="Preformatted_20_Text">-fbranch-count-reg </text:p>
      <text:p text:style-name="Preformatted_20_Text">-fcombine-stack-adjustments </text:p>
      <text:p text:style-name="Preformatted_20_Text">-fcompare-elim </text:p>
      <text:p text:style-name="Preformatted_20_Text">-fcprop-registers </text:p>
      <text:p text:style-name="Preformatted_20_Text">-fdce </text:p>
      <text:p text:style-name="Preformatted_20_Text">-fdefer-pop </text:p>
      <text:p text:style-name="Preformatted_20_Text">-fdelayed-branch </text:p>
      <text:p text:style-name="Preformatted_20_Text">-fdse </text:p>
      <text:p text:style-name="Preformatted_20_Text">-fforward-propagate </text:p>
      <text:p text:style-name="Preformatted_20_Text">-fguess-branch-probability </text:p>
      <text:p text:style-name="Preformatted_20_Text">-fif-conversion </text:p>
      <text:p text:style-name="Preformatted_20_Text">-fif-conversion2 </text:p>
      <text:p text:style-name="Preformatted_20_Text">-finline-functions-called-once </text:p>
      <text:p text:style-name="Preformatted_20_Text">-fipa-profile </text:p>
      <text:p text:style-name="Preformatted_20_Text">-fipa-pure-const </text:p>
      <text:p text:style-name="Preformatted_20_Text">-fipa-reference </text:p>
      <text:p text:style-name="Preformatted_20_Text">-fipa-reference-addressable </text:p>
      <text:p text:style-name="Preformatted_20_Text">-fmerge-constants </text:p>
      <text:p text:style-name="Preformatted_20_Text">-fmove-loop-invariants </text:p>
      <text:p text:style-name="Preformatted_20_Text">-fomit-frame-pointer </text:p>
      <text:p text:style-name="Preformatted_20_Text">-freorder-blocks </text:p>
      <text:p text:style-name="Preformatted_20_Text">-fshrink-wrap </text:p>
      <text:p text:style-name="Preformatted_20_Text">-fshrink-wrap-separate </text:p>
      <text:p text:style-name="Preformatted_20_Text">-fsplit-wide-types </text:p>
      <text:p text:style-name="Preformatted_20_Text">-fssa-backprop </text:p>
      <text:p text:style-name="Preformatted_20_Text"><text:soft-page-break/>-fssa-phiopt </text:p>
      <text:p text:style-name="Preformatted_20_Text">-ftree-bit-ccp </text:p>
      <text:p text:style-name="Preformatted_20_Text">-ftree-ccp </text:p>
      <text:p text:style-name="Preformatted_20_Text">-ftree-ch </text:p>
      <text:p text:style-name="Preformatted_20_Text">-ftree-coalesce-vars </text:p>
      <text:p text:style-name="Preformatted_20_Text">-ftree-copy-prop </text:p>
      <text:p text:style-name="Preformatted_20_Text">-ftree-dce </text:p>
      <text:p text:style-name="Preformatted_20_Text">-ftree-dominator-opts </text:p>
      <text:p text:style-name="Preformatted_20_Text">-ftree-dse </text:p>
      <text:p text:style-name="Preformatted_20_Text">-ftree-forwprop </text:p>
      <text:p text:style-name="Preformatted_20_Text">-ftree-fre </text:p>
      <text:p text:style-name="Preformatted_20_Text">-ftree-phiprop </text:p>
      <text:p text:style-name="Preformatted_20_Text">-ftree-pta </text:p>
      <text:p text:style-name="Preformatted_20_Text">-ftree-scev-cprop </text:p>
      <text:p text:style-name="Preformatted_20_Text">-ftree-sink </text:p>
      <text:p text:style-name="Preformatted_20_Text">-ftree-slsr </text:p>
      <text:p text:style-name="Preformatted_20_Text">-ftree-sra </text:p>
      <text:p text:style-name="Preformatted_20_Text">-ftree-ter </text:p>
      <text:p text:style-name="P11">-funit-at-a-time</text:p>
      <text:p text:style-name="P11"/>
      <text:p text:style-name="P7"><text:span text:style-name="T1">CA DOUBLE LE NOMBRE DE NOEUDS GENERER POUR 5S A TESTER POUR PLUS DE TEMPS MAIS JE PENSE PAS QUE CA AUGMENTE DE FAÇON EXPONENTIELLE VOYONS P != NP</text:span></text:p>
      <text:p text:style-name="P1"><text:span text:style-name="T1"/></text:p>
      <text:p text:style-name="P1"><text:span text:style-name="T1">5. Comparez les critères "max" et "robuste" pour choisir le coup à jouer en fin d’algorithme. Conduisent-ils souvent à des coups différents ? Lequel paraît donner la meilleure performance ?</text:span></text:p>
      <text:p text:style-name="P1"><text:span text:style-name="T1"/></text:p>
      <text:p text:style-name="P5"><text:span text:style-name="T1">=&gt; robuste : maximise le nombre de simulations</text:span></text:p>
      <text:p text:style-name="P5"><text:span text:style-name="T1">=&gt; max <text:tab/>: maximise le ratio victoire/nb_simu</text:span></text:p>
      <text:p text:style-name="P5"><text:span text:style-name="T1"/></text:p>
      <text:p text:style-name="P6"><text:span text:style-name="T1">=&gt; a tester mais le critère robuste semble nul a chier</text:span></text:p>
      <text:p text:style-name="P1"><text:span text:style-name="T1"/></text:p>
      <text:p text:style-name="P1"><text:span text:style-name="T1">6. Donnez une estimation du temps de calcul nécessaire pour jouer le premier coup avec l’algorithme Minimax (sans alpha-beta ni limitation de profondeur).</text:span></text:p>
      <text:p text:style-name="P1"><text:span text:style-name="T1"/></text:p>
      <text:p text:style-name="P7"><text:span text:style-name="T1">⇒ j’estime que j’ai le droit de garder le sil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3:39:30.351591878</meta:creation-date>
    <dc:date>2020-02-24T16:08:42.620652867</dc:date>
    <meta:editing-duration>PT17M38S</meta:editing-duration>
    <meta:editing-cycles>1</meta:editing-cycles>
    <meta:document-statistic meta:table-count="0" meta:image-count="0" meta:object-count="0" meta:page-count="3" meta:paragraph-count="114" meta:word-count="461" meta:character-count="3962" meta:non-whitespace-character-count="3502"/>
    <meta:generator>LibreOffice/6.1.5.2$Linux_X86_64 LibreOffice_project/10$Build-2</meta:generator>
  </office:meta>
</office:document-meta>
</file>